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46cm" fo:min-width="1.296cm" fo:padding-top="0.151cm" fo:padding-bottom="0.151cm" fo:padding-left="0.276cm" fo:padding-right="0.276cm"/>
    </style:style>
    <style:style style:name="gr2" style:family="graphic" style:parent-style-name="Object_20_with_20_no_20_fill_20_and_20_no_20_line">
      <style:graphic-properties svg:stroke-color="#000000" draw:textarea-horizontal-align="center" draw:textarea-vertical-align="middle" draw:ole-draw-aspect="1" style:protect="size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94cm" fo:min-width="1.244cm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solid" svg:stroke-width="0.053cm" svg:stroke-color="#000000" draw:marker-start-width="0.279cm" draw:marker-end-width="0.279cm" draw:textarea-horizontal-align="center" draw:textarea-vertical-align="middle" fo:padding-top="0.151cm" fo:padding-bottom="0.151cm" fo:padding-left="0.276cm" fo:padding-right="0.276cm" draw:ole-draw-aspect="1" style:protect="size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6.578cm" fo:min-width="4.897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37cm" fo:min-width="4.218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37cm" fo:min-width="4.78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iberation Serif" fo:font-size="24pt" style:font-size-asian="24pt" style:font-size-complex="24pt"/>
    </style:style>
    <style:style style:name="T1" style:family="text">
      <style:text-properties style:font-name="Liberation Seri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2.54cm" svg:x="1.827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79cm" svg:height="1.589cm" svg:x="2.453cm" svg:y="3.5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" draw:text-style-name="P1" xml:id="id3" draw:id="id3" draw:layer="layout" svg:width="2.54cm" svg:height="2.54cm" svg:x="1.82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86cm" svg:height="1.589cm" svg:x="2.453cm" svg:y="7.66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1" xml:id="id4" draw:id="id4" draw:layer="layout" svg:width="2.54cm" svg:height="2.54cm" svg:x="1.827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1.589cm" svg:x="2.453cm" svg:y="15.28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xml:id="id5" draw:id="id5" draw:layer="layout" svg:width="0.948cm" svg:height="1.105cm" svg:x="2.771cm" svg:y="11.7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2" xml:id="id2" draw:id="id2" draw:layer="layout" svg:width="7.68cm" svg:height="3.427cm" svg:x="8.52cm" svg:y="8.8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5" draw:text-style-name="P3" draw:layer="layout" draw:type="line" svg:x1="4.367cm" svg:y1="4.492cm" svg:x2="8.52cm" svg:y2="10.55cm" draw:start-shape="id1" draw:start-glue-point="10" draw:end-shape="id2" draw:end-glue-point="3" svg:d="M4367 4492l4153 6058" svg:viewBox="0 0 4154 6059">
          <text:p/>
        </draw:connector>
        <draw:connector draw:style-name="gr5" draw:text-style-name="P3" draw:layer="layout" draw:type="line" svg:x1="4.367cm" svg:y1="8.62cm" svg:x2="8.52cm" svg:y2="10.55cm" draw:start-shape="id3" draw:start-glue-point="10" draw:end-shape="id2" draw:end-glue-point="3" svg:d="M4367 8620l4153 1930" svg:viewBox="0 0 4154 1931">
          <text:p/>
        </draw:connector>
        <draw:connector draw:style-name="gr5" draw:text-style-name="P3" draw:layer="layout" draw:type="line" svg:x1="4.367cm" svg:y1="16.24cm" svg:x2="8.52cm" svg:y2="10.55cm" draw:start-shape="id4" draw:start-glue-point="10" draw:end-shape="id2" draw:end-glue-point="3" svg:d="M4367 16240l4153-5690" svg:viewBox="0 0 4154 5691">
          <text:p/>
        </draw:connector>
        <draw:connector draw:style-name="gr5" draw:text-style-name="P3" draw:layer="layout" draw:type="line" svg:x1="3.719cm" svg:y1="12.347cm" svg:x2="8.52cm" svg:y2="10.55cm" draw:start-shape="id5" draw:start-glue-point="1" draw:end-shape="id2" draw:end-glue-point="3" svg:d="M3719 12347l4801-1797" svg:viewBox="0 0 4802 1798">
          <text:p/>
        </draw:connector>
        <draw:frame draw:style-name="gr4" draw:text-style-name="P2" xml:id="id6" draw:id="id6" draw:layer="layout" svg:width="6.365cm" svg:height="3.11cm" svg:x="19.415cm" svg:y="8.99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5" draw:text-style-name="P3" draw:layer="layout" draw:type="line" svg:x1="16.2cm" svg:y1="10.55cm" svg:x2="19.415cm" svg:y2="10.548cm" draw:start-shape="id2" draw:start-glue-point="1" draw:end-shape="id6" draw:end-glue-point="3" svg:d="M16200 10550l3215-2" svg:viewBox="0 0 3216 3">
          <text:p/>
        </draw:connector>
        <draw:custom-shape draw:style-name="gr6" draw:text-style-name="P3" draw:layer="layout" svg:width="5.397cm" svg:height="16.828cm" svg:x="1cm" svg:y="2.58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18cm" svg:height="1.187cm" svg:x="1.4cm" svg:y="1.135cm">
          <draw:text-box>
            <text:p><text:span text:style-name="T1">Input Layer:</text:span></text:p>
          </draw:text-box>
        </draw:frame>
        <draw:frame draw:style-name="gr8" draw:text-style-name="P4" draw:layer="layout" svg:width="5.281cm" svg:height="1.187cm" svg:x="20.112cm" svg:y="7.415cm">
          <draw:text-box>
            <text:p><text:span text:style-name="T1">Output Layer: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5T00:04:48.935000000</meta:creation-date>
    <dc:date>2024-04-15T13:30:09.162000000</dc:date>
    <meta:editing-duration>PT6M9S</meta:editing-duration>
    <meta:editing-cycles>3</meta:editing-cycles>
    <meta:generator>LibreOffice/7.3.1.3$Windows_X86_64 LibreOffice_project/a69ca51ded25f3eefd52d7bf9a5fad8c90b87951</meta:generator>
    <meta:document-statistic meta:object-count="17"/>
  </office:meta>
</office:document-meta>
</file>

<file path=Object 1/content.xml><?xml version="1.0" encoding="utf-8"?>
<math xmlns="http://www.w3.org/1998/Math/MathML" display="block">
  <semantics>
    <mo stretchy="false">⋮</mo>
    <annotation encoding="StarMath 5.0"> dotsvert 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/content.xml><?xml version="1.0" encoding="utf-8"?>
<math xmlns="http://www.w3.org/1998/Math/MathML" display="block">
  <semantics>
    <msub>
      <mi>x</mi>
      <mi>K</mi>
    </msub>
    <annotation encoding="StarMath 5.0">x_K
</annotation>
  </semantics>
</math>
</file>

<file path=Object 6/content.xml><?xml version="1.0" encoding="utf-8"?>
<math xmlns="http://www.w3.org/1998/Math/MathML" display="block">
  <semantics>
    <mrow>
      <mrow>
        <mi>s</mi>
        <mo stretchy="false">=</mo>
        <mrow>
          <msub>
            <mi>b</mi>
            <mn>0</mn>
          </msub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i>K</mi>
            </munderover>
            <msub>
              <mi>b</mi>
              <mi>j</mi>
            </msub>
          </mrow>
        </mrow>
      </mrow>
      <msub>
        <mi>x</mi>
        <mi>j</mi>
      </msub>
    </mrow>
    <annotation encoding="StarMath 5.0">s =b_0 + sum from{j=1} to{K} b_j x_j </annotation>
  </semantics>
</math>
</file>

<file path=Object 7/content.xml><?xml version="1.0" encoding="utf-8"?>
<math xmlns="http://www.w3.org/1998/Math/MathML" display="block">
  <semantics>
    <mfrac>
      <mn>1</mn>
      <mrow>
        <mrow>
          <mn>1</mn>
          <mo stretchy="false">+</mo>
          <mi>exp</mi>
        </mrow>
        <mrow>
          <mo fence="true" form="prefix" stretchy="false">(</mo>
          <mrow>
            <mrow>
              <mo stretchy="false">−</mo>
              <mi>s</mi>
            </mrow>
          </mrow>
          <mo fence="true" form="postfix" stretchy="false">)</mo>
        </mrow>
      </mrow>
    </mfrac>
    <annotation encoding="StarMath 5.0">{1} over {1+exp(-s)} </annotation>
  </semantics>
</math>
</file>